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6de" officeooo:paragraph-rsid="001256de"/>
    </style:style>
    <style:style style:name="P2" style:family="paragraph" style:parent-style-name="Standard">
      <style:text-properties officeooo:rsid="0014121f" officeooo:paragraph-rsid="0014121f"/>
    </style:style>
    <style:style style:name="P3" style:family="paragraph" style:parent-style-name="Standard">
      <style:text-properties officeooo:rsid="0015a4d1" officeooo:paragraph-rsid="0015a4d1"/>
    </style:style>
    <style:style style:name="P4" style:family="paragraph" style:parent-style-name="Standard">
      <style:text-properties officeooo:rsid="001256de" officeooo:paragraph-rsid="001256de"/>
    </style:style>
    <style:style style:name="P5" style:family="paragraph" style:parent-style-name="Standard">
      <style:text-properties officeooo:rsid="0015a4d1" officeooo:paragraph-rsid="0015a4d1"/>
    </style:style>
    <style:style style:name="P6" style:family="paragraph" style:parent-style-name="Standard">
      <style:text-properties officeooo:rsid="0018e23c" officeooo:paragraph-rsid="0018e23c"/>
    </style:style>
    <style:style style:name="T1" style:family="text">
      <style:text-properties officeooo:rsid="001412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ário DevOps.</text:p>
      <text:p text:style-name="P1"/>
      <text:p text:style-name="P1">1. Já ouvi-o falar sobre DevOps, qual é o entendimento sobre o assunto? Se aplica, como é feito?</text:p>
      <text:p text:style-name="P1"/>
      <text:p text:style-name="P1">2. Qual a relação entre as equipes de desenvolvimento e a equipe de operações (manutenção, deploys, backups)?</text:p>
      <text:p text:style-name="P1"/>
      <text:p text:style-name="P1">3. Qual é o principal problema hoje enfrentado em todos os processos de desenvolvimento de um software, ou o que é mais <text:span text:style-name="T1">difícil</text:span> de ser feito que hoje entre as equipes?</text:p>
      <text:p text:style-name="P1"/>
      <text:p text:style-name="P1">4. <text:span text:style-name="T1">Como acontece a comunicação</text:span> <text:span text:style-name="T1">entre as equipes envolvidas? Diariamente, mensalmente, quando acontece um problema?</text:span></text:p>
      <text:p text:style-name="P1"/>
      <text:p text:style-name="P2">5. Quais ferramentas são utilizadas hoje pra construir e manter o software ?</text:p>
      <text:p text:style-name="P2"/>
      <text:p text:style-name="P2">6. Existem processos repetitivos ? É avaliado e pesquisado constantemente sobre ferramentas que podem auxiliar nisso?</text:p>
      <text:p text:style-name="P3"/>
      <text:p text:style-name="P3">7. Dentre os processos burocráticos que existem, quais são os que mais perdem tempo?</text:p>
      <text:p text:style-name="P3"/>
      <text:p text:style-name="P6">8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20:39:57.310241704</meta:creation-date>
    <meta:generator>LibreOffice/4.4.2.2$Linux_X86_64 LibreOffice_project/40m0$Build-2</meta:generator>
    <dc:date>2015-08-25T16:05:23.366193413</dc:date>
    <meta:editing-duration>PT1H33M44S</meta:editing-duration>
    <meta:editing-cycles>6</meta:editing-cycles>
    <meta:document-statistic meta:table-count="0" meta:image-count="0" meta:object-count="0" meta:page-count="1" meta:paragraph-count="9" meta:word-count="127" meta:character-count="786" meta:non-whitespace-character-count="667"/>
  </office:meta>
</office:document-meta>
</file>